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Preformatted_20_Text">
      <style:paragraph-properties fo:text-align="center" style:justify-single-word="false"/>
      <style:text-properties fo:font-size="28pt" style:font-size-asian="28pt" style:font-size-complex="28pt"/>
    </style:style>
    <style:style style:name="P3" style:family="paragraph" style:parent-style-name="Preformatted_20_Text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Text_20_body" style:list-style-name="L1"/>
    <style:style style:name="P5" style:family="paragraph" style:parent-style-name="Preformatted_20_Text" style:master-page-name="First_20_Page">
      <style:paragraph-properties fo:text-align="center" style:justify-single-word="false" style:page-number="auto"/>
      <style:text-properties fo:font-size="28pt" style:font-size-asian="28pt" style:font-size-complex="28pt"/>
    </style:style>
    <style:style style:name="P6" style:family="paragraph" style:parent-style-name="Heading_20_1">
      <style:paragraph-properties fo:break-before="pag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>CS488 – Assignment 2</text:p>
      <text:p text:style-name="P2"/>
      <text:p text:style-name="P2"/>
      <text:p text:style-name="P1"/>
      <text:p text:style-name="P3">Alexander Klen</text:p>
      <text:p text:style-name="P3"/>
      <text:p text:style-name="P3">ayklen 20372654</text:p>
      <text:p text:style-name="P3"/>
      <text:p text:style-name="P3"/>
      <text:p text:style-name="P3"/>
      <text:p text:style-name="P3">June 6, 2014</text:p>
      <text:p text:style-name="P1"/>
      <text:h text:style-name="P6" text:outline-level="1">Manual</text:h>
      <text:h text:style-name="Heading_20_2" text:outline-level="2">Program Description</text:h>
      <text:p text:style-name="Text_20_body"><text:tab/>This program displays a wireframe cube and two gnomons using only 2d drawing operations. It is intended to show how matrix stacks for mapping between different coordinate spaces work.</text:p>
      <text:h text:style-name="Heading_20_2" text:outline-level="2">Controls</text:h>
      <text:p text:style-name="Standard">Click and drag sideways using the left, middle, and right mouse buttons to change view parameters. Their effects depend on the view mode:</text:p>
      <text:list xml:id="list4593632161" text:style-name="L1">
        <text:list-item>
          <text:p text:style-name="P4">View rotation mode: rotate sight vector about x, y, and z axis</text:p>
        </text:list-item>
        <text:list-item>
          <text:p text:style-name="P4">View translate mode: translate eyepoint along x, y, and z axis</text:p>
        </text:list-item>
        <text:list-item>
          <text:p text:style-name="P4">Perspective mode: Change FOV, translate near plane along z axis, and translate far plane along z axis</text:p>
        </text:list-item>
        <text:list-item>
          <text:p text:style-name="P4">Model rotation mode: Rotate box about its x, y, and z axis</text:p>
        </text:list-item>
        <text:list-item>
          <text:p text:style-name="P4">Model translate mode: Translate box along its x, y, and z axis</text:p>
        </text:list-item>
        <text:list-item>
          <text:p text:style-name="P4">Model scale mode: Scale box along its x, y, and z axis</text:p>
        </text:list-item>
        <text:list-item>
          <text:p text:style-name="P4">Viewport mode: Click and drag only the left mouse button to set the viewport rectangle. Note that the aspect ratio of the viewport is that of the window, not the viewport</text:p>
        </text:list-item>
      </text:list>
      <text:h text:style-name="Heading_20_2" text:outline-level="2">Menu Items</text:h>
      <text:p text:style-name="Text_20_body"><text:tab/>Under the Application menu you'll find the menu items “Reset (R)”, and “Quit (Q)”. <text:s/>The letters in brackets are the keyboard shortcuts for the menu item. “Reset” will reset the mode, viewport, and all translations, rotations, and scales.</text:p>
      <text:p text:style-name="Text_20_body"><text:tab/>Under the Mode menu, you'll find all of the modes mentioned in the Controls section with their shortcut keys list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WenQuanYi Micro Hei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06-04T23:21:50</dc:date>
    <meta:editing-duration>PT25M45S</meta:editing-duration>
    <meta:editing-cycles>16</meta:editing-cycles>
    <meta:document-statistic meta:table-count="0" meta:image-count="0" meta:object-count="0" meta:page-count="2" meta:paragraph-count="19" meta:word-count="241" meta:character-count="1356" meta:non-whitespace-character-count="1137"/>
  </office:meta>
</office:document-meta>
</file>